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FF420E"/>
    </style:style>
    <style:style style:name="ce5" style:family="table-cell" style:parent-style-name="Default" style:data-style-name="N0">
      <style:table-cell-properties fo:background-color="#FFD320"/>
    </style:style>
    <style:style style:name="ce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3"/>
    <style:style style:name="ce8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1" style:family="table-cell" style:parent-style-name="Default" style:data-style-name="N1"/>
    <style:style style:name="ce12" style:family="table-cell" style:parent-style-name="Default" style:data-style-name="N36"/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16" style:family="table-cell" style:parent-style-name="Pourcentage" style:data-style-name="N13"/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37"/>
    <style:style style:name="ce2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4.8695833333333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2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4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20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23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21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3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3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23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21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3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3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3">
            <text:p>Iout max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23">
            <text:p>Rendement</text:p>
          </table:table-cell>
          <table:table-cell office:value-type="percentage" office:value="0.92" table:style-name="ce7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7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23">
            <text:p>ResADC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2">
            <text:p>Fsw</text:p>
          </table:table-cell>
          <table:table-cell office:value-type="float" office:value="75" table:style-name="ce1">
            <text:p>75</text:p>
          </table:table-cell>
          <table:table-cell office:value-type="string" table:style-name="ce3">
            <text:p>kHz</text:p>
          </table:table-cell>
          <table:table-cell office:value-type="string" table:style-name="ce3">
            <text:p>Fréquence de découpage du MO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0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8">
            <text:p>Vin max</text:p>
          </table:table-cell>
          <table:table-cell office:value-type="float" office:value="55.000000000000007" table:formula="of:=[.B6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ivider ratio</text:p>
          </table:table-cell>
          <table:table-cell office:value-type="float" office:value="16.666666666666671" table:formula="of:=[.B20]/[.B22]" table:style-name="ce11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tot</text:p>
          </table:table-cell>
          <table:table-cell office:value-type="float" office:value="110.00000000000001" table:formula="of:=[.B20]/[.B21]*1000" table:style-name="ce1">
            <text:p>11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2</text:p>
          </table:table-cell>
          <table:table-cell office:value-type="float" office:value="103.40000000000002" table:formula="of:=[.B24]-[.B26]" table:style-name="ce1">
            <text:p>103,4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1</text:p>
          </table:table-cell>
          <table:table-cell office:value-type="float" office:value="6.5999999999999988" table:formula="of:=[.B24]/[.B23]" table:style-name="ce12">
            <text:p>6,6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number-columns-spanned="1" table:number-rows-spanned="2" table:style-name="ce21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2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0">
            <text:p>Vin max</text:p>
          </table:table-cell>
          <table:table-cell office:value-type="float" office:value="56.525806451612901" table:formula="of:=[.B22]*([.B27]+[.B28])/[.B28]" table:style-name="ce12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diss</text:p>
          </table:table-cell>
          <table:table-cell office:value-type="float" office:value="30.086316337148801" table:formula="of:=[.B29]*[.B29]/([.B28]+[.B27])" table:style-name="ce11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bcountsADC</text:p>
          </table:table-cell>
          <table:table-cell office:value-type="float" office:value="1024" table:formula="of:=2^[.B16]" table:style-name="ce1">
            <text:p>102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0">
            <text:p>Resolution</text:p>
          </table:table-cell>
          <table:table-cell office:value-type="float" office:value="55.200982862903224" table:formula="of:=[.B29]/[.B31]*1000" table:style-name="ce11">
            <text:p>55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0">
            <text:p>Mesure couran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0">
            <text:p>I max</text:p>
          </table:table-cell>
          <table:table-cell office:value-type="float" office:value="9.9" table:formula="of:=[.B12]*1.1" table:style-name="ce1">
            <text:p>9,9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shunt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m<text:span text:style-name="T3">Ω</text:span>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0">
            <text:p>Vshunt</text:p>
          </table:table-cell>
          <table:table-cell office:value-type="float" office:value="49.5" table:formula="of:=[.B37]*[.B36]" table:style-name="ce11">
            <text:p>5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shunt</text:p>
          </table:table-cell>
          <table:table-cell office:value-type="float" office:value="490.05" table:formula="of:=[.B38]*[.B36]" table:style-name="ce11">
            <text:p>490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mp gain</text:p>
          </table:table-cell>
          <table:table-cell office:value-type="float" office:value="66.666666666666671" table:formula="of:=3.3/[.B38]*1000" table:style-name="ce1">
            <text:p>66,66666667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mp gain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meas max</text:p>
          </table:table-cell>
          <table:table-cell office:value-type="float" office:value="2.97" table:formula="of:=[.B41]*[.B38]/1000" table:style-name="ce1">
            <text:p>2,97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esolution</text:p>
          </table:table-cell>
          <table:table-cell office:value-type="float" office:value="10.742187499999998" table:formula="of:=[.B22]/[.B31]*([.B36]/[.B42])*1000" table:style-name="ce12">
            <text:p>10,7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0">
            <text:p>L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14">
            <text:p><text:span text:style-name="T4">Δ</text:span>I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dans l'inductance max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Vin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5">
            <text:p>Vout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4">
            <text:p>Ton</text:p>
          </table:table-cell>
          <table:table-cell office:value-type="float" office:value="8.8888888888888893" table:formula="of:=([.B52])*1/([.B17]/1000)" table:style-name="ce1">
            <text:p>8,888888889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N du MOS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ff</text:p>
          </table:table-cell>
          <table:table-cell office:value-type="float" office:value="4.4444444444444446" table:formula="of:=1/[.B17]*1000-[.B50]" table:style-name="ce1">
            <text:p>4,444444444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FF du MOS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DutyCycle</text:p>
          </table:table-cell>
          <table:table-cell office:value-type="percentage" office:value="0.66666666666666663" table:formula="of:=[.B49]/[.B48]" table:style-name="ce16">
            <text:p>67%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4">
            <text:p>Lmin</text:p>
          </table:table-cell>
          <table:table-cell office:value-type="float" office:value="142.22222222222223" table:formula="of:=(([.B48]-[.B49])/([.B47]/1000))*[.B50]" table:style-name="ce1">
            <text:p>142,2222222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5">
            <text:p>L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22">
            <text:p>Lmax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office:value-type="string" table:style-name="ce3">
            <text:p>On veux une inductance de maximum 200µH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ΔI</text:p>
          </table:table-cell>
          <table:table-cell office:value-type="float" office:value="533.33333333333337" table:formula="of:=(([.B48]-[.B49])/[.B55]*1000)*[.B50]" table:style-name="ce1">
            <text:p>533,3333333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réelle<text:s/>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0">
            <text:p>Cin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0">
            <text:p>Cou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office:value-type="string" table:style-name="ce3">
            <text:p>Cout compris entre 1 et 22 µF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Δ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4">
            <text:p>C</text:p>
          </table:table-cell>
          <table:table-cell office:value-type="float" office:value="3.5555555555555562" table:formula="of:=[.B57]*(1/[.B17])*0.5/[.B61]" table:style-name="ce1">
            <text:p>3,555555556</text:p>
          </table:table-cell>
          <table:table-cell office:value-type="string" table:style-name="ce1">
            <text:p>µ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5">
            <text:p>C</text:p>
          </table:table-cell>
          <table:table-cell office:value-type="float" office:value="4.7" table:style-name="ce1">
            <text:p>4,7</text:p>
          </table:table-cell>
          <table:table-cell office:value-type="string" table:style-name="ce1">
            <text:p>µF</text:p>
          </table:table-cell>
          <table:table-cell office:value-type="string" table:style-name="ce3">
            <text:p>Prendre en compte le courant RMS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ESR C choisi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Ω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5">
            <text:p>Δvout réel</text:p>
          </table:table-cell>
          <table:table-cell office:value-type="float" office:value="1.0231678486997635" table:formula="of:=([.B57]/1000)*[.B64]+(([.B57]/1000)*(1/[.B17])*0.5)/([.B63]/1000)" table:style-name="ce1">
            <text:p>1,023167849</text:p>
          </table:table-cell>
          <table:table-cell office:value-type="string" table:style-name="ce1">
            <text:p>V</text:p>
          </table:table-cell>
          <table:table-cell office:value-type="string" table:style-name="ce3">
            <text:p>ΔI*ESRC+(ΔI*(1/Fsw)*0,5)/C</text:p>
          </table:table-cell>
          <table:table-cell table:number-columns-repeated="16380"/>
        </table:table-row>
        <table:table-row table:style-name="ro2">
          <table:table-cell table:style-name="ce15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0">
            <text:p>MO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7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table:style-name="ce17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style-name="ce6">
            <text:p>Diode</text:p>
          </table:table-cell>
          <table:table-cell table:number-columns-repeated="3" table:style-name="ce6"/>
          <table:table-cell table:number-columns-repeated="16380"/>
        </table:table-row>
        <table:table-row table:style-name="ro2">
          <table:table-cell table:style-name="ce17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style-name="ce6">
            <text:p>Pertes statiques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10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Vdrop*iout*toff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Iout*to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urrent sense</text:p>
          </table:table-cell>
          <table:table-cell office:value-type="float" office:value="0.49004999999999999" table:formula="of:=[.B39]/1000" table:style-name="ce18">
            <text:p>0,49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0">
            <text:p>Voltage sense</text:p>
          </table:table-cell>
          <table:table-cell office:value-type="float" office:value="6.0172632674297601E-2" table:formula="of:=2*[.B30]/1000" table:style-name="ce18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nso µ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0">
            <text:p>Total static</text:p>
          </table:table-cell>
          <table:table-cell office:value-type="float" office:value="0.55022263267429761" table:formula="of:=SUM([.B74:.B80])" table:style-name="ce18">
            <text:p>0,55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0">
            <text:p>Static Eff</text:p>
          </table:table-cell>
          <table:table-cell office:value-type="percentage" office:value="0.99725643469525305" table:formula="of:=[.B9]/([.B82]+[.B9])" table:style-name="ce19">
            <text:p>99,7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style-name="ce6">
            <text:p>Pertes dynamiques</text:p>
          </table:table-cell>
          <table:table-cell table:number-columns-repeated="3" table:style-name="ce6"/>
          <table:table-cell table:number-columns-repeated="16380"/>
        </table:table-row>
        <table:table-row table:style-name="ro4">
          <table:table-cell office:value-type="string" table:style-name="ce10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0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9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4">
          <table:table-cell office:value-type="string" table:style-name="ce10">
            <text:p>Total dyn</text:p>
          </table:table-cell>
          <table:table-cell office:value-type="float" office:value="0" table:formula="of:=SUM([.B87:.B89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Total loss</text:p>
          </table:table-cell>
          <table:table-cell office:value-type="float" office:value="0.55022263267429761" table:formula="of:=[.B91]+[.B82]" table:style-name="ce18">
            <text:p>0,5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Total eff</text:p>
          </table:table-cell>
          <table:table-cell office:value-type="percentage" office:value="0.99725643469525305" table:formula="of:=[.B9]/([.B92]+[.B9])" table:style-name="ce19">
            <text:p>99,7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048481" table:style-name="ro5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urcentage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User</dc:creator>
    <meta:creation-date>2020-10-07T15:59:49Z</meta:creation-date>
    <dc:date>2020-10-30T14:20:18Z</dc:date>
    <meta:editing-cycles>12</meta:editing-cycles>
    <meta:editing-duration>PT0S</meta:editing-duration>
  </office:meta>
</office:document-meta>
</file>